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997" officeooo:paragraph-rsid="0015b9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pp Configuration is for centralized storage and management of application setting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8:16:36.434780767</meta:creation-date>
    <dc:date>2024-10-26T18:27:41.345344903</dc:date>
    <meta:editing-duration>PT11M6S</meta:editing-duration>
    <meta:editing-cycles>1</meta:editing-cycles>
    <meta:document-statistic meta:table-count="0" meta:image-count="0" meta:object-count="0" meta:page-count="1" meta:paragraph-count="1" meta:word-count="11" meta:character-count="84" meta:non-whitespace-character-count="74"/>
    <meta:generator>LibreOffice/7.3.7.2$Linux_X86_64 LibreOffice_project/30$Build-2</meta:generator>
  </office:meta>
</office:document-meta>
</file>